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d70d" officeooo:paragraph-rsid="0015d70d"/>
    </style:style>
    <style:style style:name="P2" style:family="paragraph" style:parent-style-name="Standard">
      <style:text-properties officeooo:rsid="00175f7f" officeooo:paragraph-rsid="00175f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POO Programmation Orientée Objet</text:p>
      <text:p text:style-name="P1">17/05/18</text:p>
      <text:p text:style-name="P1"/>
      <text:p text:style-name="P1"/>
      <text:p text:style-name="P2">a)abstraction</text:p>
      <text:p text:style-name="P2">l’objet ne permet de n’avoir que les attributs <text:s/>qui nous intéressent.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3:27:15.250000000</meta:creation-date>
    <dc:date>2018-05-17T13:55:44.079000000</dc:date>
    <meta:editing-duration>PT28M29S</meta:editing-duration>
    <meta:editing-cycles>2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4" meta:word-count="18" meta:character-count="125" meta:non-whitespace-character-count="110"/>
  </office:meta>
</office:document-meta>
</file>